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002cm" table:align="margins" style:writing-mode="lr-tb"/>
    </style:style>
    <style:style style:name="Tableau1.A" style:family="table-column">
      <style:table-column-properties style:column-width="2.805cm" style:rel-column-width="11485*"/>
    </style:style>
    <style:style style:name="Tableau1.B" style:family="table-column">
      <style:table-column-properties style:column-width="13.197cm" style:rel-column-width="5405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2" style:family="paragraph" style:parent-style-name="Standard">
      <style:text-properties style:font-name="Arial" fo:font-size="10pt" style:font-size-asian="10pt" style:font-name-complex="Arial"/>
    </style:style>
    <style:style style:name="P3" style:family="paragraph" style:parent-style-name="Standard">
      <style:text-properties style:font-name="Arial" fo:font-size="10pt" officeooo:rsid="002056e0" officeooo:paragraph-rsid="002056e0" style:font-size-asian="10pt" style:font-name-complex="Arial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2056e0" officeooo:paragraph-rsid="002056e0"/>
    </style:style>
    <style:style style:name="P6" style:family="paragraph" style:parent-style-name="Standard"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9" style:family="paragraph" style:parent-style-name="Standard">
      <style:paragraph-properties fo:margin-left="1.249cm" fo:margin-right="0cm" fo:text-indent="0cm" style:auto-text-indent="false"/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10" style:family="paragraph" style:parent-style-name="Standard">
      <style:paragraph-properties fo:margin-left="1.249cm" fo:margin-right="0cm" fo:text-indent="0cm" style:auto-text-indent="false"/>
      <style:text-properties style:font-name="Arial" fo:font-size="10pt" officeooo:rsid="002056e0" officeooo:paragraph-rsid="002056e0" style:font-size-asian="10pt" style:font-name-complex="Arial" style:font-weight-complex="bold"/>
    </style:style>
    <style:style style:name="P11" style:family="paragraph" style:parent-style-name="Standard">
      <style:paragraph-properties fo:margin-left="1.249cm" fo:margin-right="0cm" fo:text-indent="0cm" style:auto-text-indent="false"/>
      <style:text-properties style:font-name="Arial" fo:font-size="10pt" officeooo:rsid="0021c270" officeooo:paragraph-rsid="0021c270" style:font-size-asian="10pt" style:font-name-complex="Arial" style:font-weight-complex="bold"/>
    </style:style>
    <style:style style:name="P12" style:family="paragraph" style:parent-style-name="Standard">
      <style:paragraph-properties fo:margin-left="1.249cm" fo:margin-right="0cm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13" style:family="paragraph" style:parent-style-name="Standard">
      <style:paragraph-properties fo:margin-left="2.498cm" fo:margin-right="0cm" fo:text-indent="0cm" style:auto-text-indent="false"/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14" style:family="paragraph" style:parent-style-name="Standard">
      <style:paragraph-properties fo:margin-left="2.498cm" fo:margin-right="0cm" fo:text-indent="0cm" style:auto-text-indent="false"/>
      <style:text-properties style:font-name="Arial" fo:font-size="10pt" officeooo:rsid="002056e0" officeooo:paragraph-rsid="002056e0" style:font-size-asian="10pt" style:font-name-complex="Arial" style:font-weight-complex="bold"/>
    </style:style>
    <style:style style:name="P15" style:family="paragraph" style:parent-style-name="Standard">
      <style:paragraph-properties fo:margin-left="2.498cm" fo:margin-right="0cm" fo:text-indent="0cm" style:auto-text-indent="false"/>
      <style:text-properties style:font-name="Arial" fo:font-size="10pt" officeooo:rsid="0021c270" officeooo:paragraph-rsid="0021c270" style:font-size-asian="10pt" style:font-name-complex="Arial" style:font-weight-complex="bold"/>
    </style:style>
    <style:style style:name="P16" style:family="paragraph" style:parent-style-name="Standard">
      <style:paragraph-properties fo:margin-left="2.498cm" fo:margin-right="0cm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17" style:family="paragraph" style:parent-style-name="Standard">
      <style:paragraph-properties fo:margin-left="2.498cm" fo:margin-right="0cm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style:use-window-font-color="true" style:font-name="Arial" fo:font-size="10pt" fo:language="fr" fo:country="FR" officeooo:rsid="0021c270" officeooo:paragraph-rsid="002380b0" style:font-name-asian="Times New Roman" style:font-size-asian="10pt" style:font-name-complex="Arial" style:font-size-complex="10pt" style:language-complex="ar" style:country-complex="SA" style:font-weight-complex="bold"/>
    </style:style>
    <style:style style:name="P18" style:family="paragraph" style:parent-style-name="Standard">
      <style:paragraph-properties fo:margin-left="2.498cm" fo:margin-right="0cm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style:use-window-font-color="true" style:font-name="Arial" fo:font-size="10pt" fo:language="fr" fo:country="FR" style:text-underline-style="none" officeooo:rsid="0021c270" officeooo:paragraph-rsid="002380b0" style:font-name-asian="Times New Roman" style:font-size-asian="10pt" style:font-name-complex="Arial" style:font-size-complex="10pt" style:language-complex="ar" style:country-complex="SA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Arial" fo:font-size="10pt" officeooo:rsid="00275b9e" officeooo:paragraph-rsid="00275b9e" style:font-size-asian="10pt" style:font-name-complex="Arial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0pt" fo:language="fr" fo:country="FR" officeooo:rsid="00275b9e" officeooo:paragraph-rsid="00275b9e" style:font-name-asian="Times New Roman" style:font-size-asian="10pt" style:font-name-complex="Arial" style:font-size-complex="10pt" style:language-complex="ar" style:country-complex="SA" style:font-weight-complex="bold"/>
    </style:style>
    <style:style style:name="P22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23" style:family="paragraph" style:parent-style-name="Standard" style:master-page-name="">
      <style:paragraph-properties fo:margin-left="1.199cm" fo:margin-right="0cm" fo:orphans="2" fo:widows="2" fo:text-indent="0cm" style:auto-text-indent="false" style:page-number="auto" style:writing-mode="lr-tb"/>
      <style:text-properties style:use-window-font-color="true" style:font-name="Arial" fo:font-size="10pt" fo:language="fr" fo:country="FR" officeooo:rsid="0021c270" officeooo:paragraph-rsid="002380b0" style:font-name-asian="Times New Roman" style:font-size-asian="10pt" style:font-name-complex="Arial" style:font-size-complex="10pt" style:language-complex="ar" style:country-complex="SA" style:font-weight-complex="bold"/>
    </style:style>
    <style:style style:name="P24" style:family="paragraph" style:parent-style-name="Table_20_Contents">
      <style:text-properties officeooo:rsid="00318747" officeooo:paragraph-rsid="00318747"/>
    </style:style>
    <style:style style:name="P25" style:family="paragraph" style:parent-style-name="Table_20_Contents">
      <style:paragraph-properties fo:text-align="center" style:justify-single-word="false"/>
      <style:text-properties officeooo:rsid="00318747" officeooo:paragraph-rsid="00318747"/>
    </style:style>
    <style:style style:name="P26" style:family="paragraph" style:parent-style-name="Table_20_Contents">
      <style:text-properties fo:font-weight="bold" officeooo:rsid="00318747" officeooo:paragraph-rsid="00318747" style:font-weight-asian="bold" style:font-weight-complex="bold"/>
    </style:style>
    <style:style style:name="P27" style:family="paragraph" style:parent-style-name="Table_20_Contents">
      <style:text-properties fo:font-weight="normal" officeooo:rsid="00318747" officeooo:paragraph-rsid="00318747" style:font-weight-asian="normal" style:font-weight-complex="normal"/>
    </style:style>
    <style:style style:name="P28" style:family="paragraph" style:parent-style-name="Table_20_Contents">
      <style:paragraph-properties fo:margin-top="0cm" fo:margin-bottom="0cm" style:contextual-spacing="false"/>
      <style:text-properties officeooo:rsid="00318747" officeooo:paragraph-rsid="00318747"/>
    </style:style>
    <style:style style:name="P29" style:family="paragraph" style:parent-style-name="Standard" style:master-page-name="Standard">
      <style:paragraph-properties style:page-number="auto"/>
    </style:style>
    <style:style style:name="P30" style:family="paragraph" style:parent-style-name="Heading_20_5">
      <style:text-properties style:font-name="Arial" fo:font-size="14pt" style:font-size-asian="14pt" style:font-name-complex="Arial"/>
    </style:style>
    <style:style style:name="T1" style:family="text">
      <style:text-properties style:font-name="Arial" fo:language="fr" fo:country="BE" fo:font-weight="bold" style:font-weight-asian="bold" style:font-name-complex="Arial"/>
    </style:style>
    <style:style style:name="T2" style:family="text">
      <style:text-properties style:font-name="Arial" fo:language="fr" fo:country="BE" fo:font-weight="bold" officeooo:rsid="001f34f4" style:font-weight-asian="bold" style:font-name-complex="Arial"/>
    </style:style>
    <style:style style:name="T3" style:family="text">
      <style:text-properties style:font-name="Arial" fo:language="fr" fo:country="BE" fo:font-weight="bold" officeooo:rsid="0028df15" style:font-weight-asian="bold" style:font-name-complex="Arial"/>
    </style:style>
    <style:style style:name="T4" style:family="text">
      <style:text-properties style:text-position="super 58%" style:font-name="Arial" fo:language="fr" fo:country="BE" fo:font-weight="bold" style:font-weight-asian="bold" style:font-name-complex="Arial"/>
    </style:style>
    <style:style style:name="T5" style:family="text">
      <style:text-properties officeooo:rsid="002606ae"/>
    </style:style>
    <style:style style:name="T6" style:family="text">
      <style:text-properties officeooo:rsid="00275b9e"/>
    </style:style>
    <style:style style:name="T7" style:family="text">
      <style:text-properties officeooo:rsid="0028df15"/>
    </style:style>
    <style:style style:name="T8" style:family="text">
      <style:text-properties officeooo:rsid="0029cce0"/>
    </style:style>
    <style:style style:name="T9" style:family="text">
      <style:text-properties officeooo:rsid="002bcbd4"/>
    </style:style>
    <style:style style:name="T10" style:family="text">
      <style:text-properties officeooo:rsid="002ceb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">DEVGIR1 – 201</text:span><text:span text:style-name="T2">5</text:span><text:span text:style-name="T1">-201</text:span><text:span text:style-name="T2">6</text:span></text:p>
      <text:p text:style-name="P1"/>
      <text:h text:style-name="P30" text:outline-level="5">ALGORITHMIQUE I – Planning</text:h>
      <text:p text:style-name="P2"/>
      <text:p text:style-name="P4"><text:span text:style-name="T1">1</text:span><text:span text:style-name="T4">er</text:span><text:span text:style-name="T1"> quadrimestre – 72 heures </text:span><text:span text:style-name="T3">(68 heures de cours + 4 heures d'interro)</text:span></text:p>
      <text:p text:style-name="P7"/>
      <text:p text:style-name="P1"/>
      <text:p text:style-name="P3">I Introduction aux algorithmes <text:span text:style-name="T5">(10 heures)</text:span></text:p>
      <text:p text:style-name="P3"/>
      <text:p text:style-name="P10">1 Résoudre des problèmes</text:p>
      <text:p text:style-name="P14">1.1 La notion de problème</text:p>
      <text:p text:style-name="P14">1.2 Procédure de résolution</text:p>
      <text:p text:style-name="P14">1.3 Ressources</text:p>
      <text:p text:style-name="P10"/>
      <text:p text:style-name="P10">2 Une approche ludique : Code Studio</text:p>
      <text:p text:style-name="P10"/>
      <text:p text:style-name="P10">3 Les algorithmes informatiques</text:p>
      <text:p text:style-name="P14">3.1 Algorithmes et programmes</text:p>
      <text:p text:style-name="P14">3.2 Les phases d’élaboration d’un programme</text:p>
      <text:p text:style-name="P14">3.3 Conclusion</text:p>
      <text:p text:style-name="P14">3.4 Ressources</text:p>
      <text:p text:style-name="P5"/>
      <text:p text:style-name="P3">II Les bases de l’algorithmique <text:span text:style-name="T9">(34 heures) + 4 heures d'interro</text:span></text:p>
      <text:p text:style-name="P3"/>
      <text:p text:style-name="P10">4 Spécifier le problème <text:span text:style-name="T7">(3 heures)</text:span></text:p>
      <text:p text:style-name="P14">4.1 Déterminer les données et le résultat </text:p>
      <text:p text:style-name="P14">4.2 Les noms</text:p>
      <text:p text:style-name="P14">4.3 Les types</text:p>
      <text:p text:style-name="P14">4.4 Résumé graphique</text:p>
      <text:p text:style-name="P15">4.5 Exemples numériques</text:p>
      <text:p text:style-name="P15">4.6 Exercices</text:p>
      <text:p text:style-name="P15"/>
      <text:p text:style-name="P19">INTERRO 1 (5%) : 1 heure</text:p>
      <text:p text:style-name="P11"/>
      <text:p text:style-name="P11">5 Premiers algorithmes <text:span text:style-name="T8">(7 heures)</text:span></text:p>
      <text:p text:style-name="P15">5.1 Un problème simple</text:p>
      <text:p text:style-name="P15">5.2 Décomposer les calculs</text:p>
      <text:p text:style-name="P15">5.3 Quelques difficultés liées au calcul</text:p>
      <text:p text:style-name="P15">5.4 Des algorithmes de qualité</text:p>
      <text:p text:style-name="P15">5.5 Améliorer la lisibilité d’un algorithme </text:p>
      <text:p text:style-name="P15">5.6 Interagir avec l’utilisateur</text:p>
      <text:p text:style-name="P11"/>
      <text:p text:style-name="P11">6 Une question de choix <text:span text:style-name="T9">(8 heures)</text:span></text:p>
      <text:p text:style-name="P15">6.1 Le si</text:p>
      <text:p text:style-name="P15">6.2 Le si-sinon</text:p>
      <text:p text:style-name="P15">6.3 Le si-sinon-si</text:p>
      <text:p text:style-name="P15">6.4 Le selon-que</text:p>
      <text:p text:style-name="P15">6.5 Exercices de synthèse</text:p>
      <text:p text:style-name="P15"/>
      <text:p text:style-name="P19">INTERRO 2 (10%) : 1 heure</text:p>
      <text:p text:style-name="P11"/>
      <text:p text:style-name="P9">7 Décomposer le problème <text:span text:style-name="T9">(6 heures)</text:span></text:p>
      <text:p text:style-name="P13">7.1 Motivation</text:p>
      <text:p text:style-name="P13">7.2 Exemple</text:p>
      <text:p text:style-name="P13">7.3 Les paramètres</text:p>
      <text:p text:style-name="P13">7.4 La valeur de retour</text:p>
      <text:p text:style-name="P13">7.5 Résumons</text:p>
      <text:p text:style-name="P13">7.6 Exercices</text:p>
      <text:p text:style-name="P9"/>
      <text:p text:style-name="P9">8 Un travail répétitif <text:span text:style-name="T9">(10 heures)</text:span></text:p>
      <text:p text:style-name="P13"><text:soft-page-break/>8.1 La notion de travail répétitif</text:p>
      <text:p text:style-name="P13">8.2 Une même instruction, des effets différents </text:p>
      <text:p text:style-name="P13">8.3 « tant que » </text:p>
      <text:p text:style-name="P13">8.4 « pour » </text:p>
      <text:p text:style-name="P13">8.5 « faire – tant que »</text:p>
      <text:p text:style-name="P13">8.6 Quel type de boucle choisir ?</text:p>
      <text:p text:style-name="P13">8.7 Acquisition de données multiples</text:p>
      <text:p text:style-name="P13">8.8 Les suites</text:p>
      <text:p text:style-name="P13">8.9 Exercices récapitulatifs</text:p>
      <text:p text:style-name="P20"/>
      <text:p text:style-name="P21">INTERRO 3 (10%) : 2 heures</text:p>
      <text:p text:style-name="P6"/>
      <text:p text:style-name="P6">III Les tableaux <text:span text:style-name="T6">(12 heures)</text:span></text:p>
      <text:p text:style-name="P6"/>
      <text:p text:style-name="P9">9 Les tableaux <text:span text:style-name="T10">(3 heures)</text:span></text:p>
      <text:p text:style-name="P13">9.1 Utilité des tableaux</text:p>
      <text:p text:style-name="P13">9.2 Définitions</text:p>
      <text:p text:style-name="P13">9.3 Déclaration</text:p>
      <text:p text:style-name="P13">9.4 Utilisation</text:p>
      <text:p text:style-name="P13">9.5 Initialisation</text:p>
      <text:p text:style-name="P16">9.6 Tableau et paramètres</text:p>
      <text:p text:style-name="P16">9.7 Parcours d’un tableau</text:p>
      <text:p text:style-name="P16">9.8 Taille logique et taille physique</text:p>
      <text:p text:style-name="P17">9.9 Des tableaux qui ne commencent pas à 0</text:p>
      <text:p text:style-name="P18"/>
      <text:p text:style-name="P23">10 Gérer les données dans un tableau <text:span text:style-name="T10">(4 heures)</text:span></text:p>
      <text:p text:style-name="P17">10.1 Données non triées</text:p>
      <text:p text:style-name="P16">10.2 Données triées</text:p>
      <text:p text:style-name="P16">10.3 La recherche dichotomique</text:p>
      <text:p text:style-name="P16">10.4 Introduction à la complexité</text:p>
      <text:p text:style-name="P16">10.5 Une approche théorique : la complexité</text:p>
      <text:p text:style-name="P12"/>
      <text:p text:style-name="P12">11 Le tri <text:span text:style-name="T6">(2 heures)</text:span></text:p>
      <text:p text:style-name="P16">11.1 Motivation</text:p>
      <text:p text:style-name="P16">11.2 Tri par insertion</text:p>
      <text:p text:style-name="P16">11.3 Tri par sélection des minima successifs</text:p>
      <text:p text:style-name="P16">11.4 Tri bulle</text:p>
      <text:p text:style-name="P16">11.5 Cas particuliers</text:p>
      <text:p text:style-name="P16">11.6 Références</text:p>
      <text:p text:style-name="P12"/>
      <text:p text:style-name="P12">12 Exercices sur les tableau<text:span text:style-name="T10">x (3 heures)</text:span></text:p>
      <text:p text:style-name="P8"/>
      <text:p text:style-name="P8">IV Compléments <text:span text:style-name="T10">(6 heures)</text:span></text:p>
      <text:p text:style-name="P8"/>
      <text:p text:style-name="P12">13 Les chaines <text:span text:style-name="T10">(3 heures)</text:span></text:p>
      <text:p text:style-name="P12"/>
      <text:p text:style-name="P12">14 Les variables structurées <text:span text:style-name="T10">(3 heures)</text:span></text:p>
      <text:p text:style-name="P16">14.1 Le type structuré</text:p>
      <text:p text:style-name="P16">14.2 Définition d’une structure</text:p>
      <text:p text:style-name="P16">14.3 Déclaration d’une variable de type structuré </text:p>
      <text:p text:style-name="P16">14.4 Utilisation des variables de type structuré</text:p>
      <text:p text:style-name="P16">14.5 Exemple d’algorithme</text:p>
      <text:p text:style-name="P16">14.6 Exercices sur les structures</text:p>
      <text:p text:style-name="P12"/>
      <text:p text:style-name="P8">V Conclusion <text:span text:style-name="T10">(6 heures)</text:span></text:p>
      <text:p text:style-name="P8"/>
      <text:p text:style-name="P12">15 Exercices récapitulatifs <text:span text:style-name="T10">(6 heures)</text:span></text:p>
      <text:p text:style-name="P8"/>
      <text:p text:style-name="P8">VI Les annexes</text:p>
      <text:p text:style-name="P12"><text:soft-page-break/></text:p>
      <text:p text:style-name="P12">A Les fiches</text:p>
      <text:p text:style-name="P12">B Le LDA</text:p>
      <text:p text:style-name="P22"/>
      <text:p text:style-name="P22"/>
      <text:p text:style-name="P2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4">Semaine n°</text:p>
          </table:table-cell>
          <table:table-cell table:style-name="Tableau1.B1" office:value-type="string">
            <text:p text:style-name="P25">Matière</text:p>
          </table:table-cell>
        </table:table-row>
        <table:table-row>
          <table:table-cell table:style-name="Tableau1.A2" office:value-type="string">
            <text:p text:style-name="P24">1</text:p>
          </table:table-cell>
          <table:table-cell table:style-name="Tableau1.B2" office:value-type="string">
            <text:p text:style-name="P24">I.1 Résoudre des problèmes (2h)</text:p>
            <text:p text:style-name="P24">I.2 Code Studio (4h)</text:p>
          </table:table-cell>
        </table:table-row>
        <table:table-row>
          <table:table-cell table:style-name="Tableau1.A2" office:value-type="string">
            <text:p text:style-name="P24">2</text:p>
          </table:table-cell>
          <table:table-cell table:style-name="Tableau1.B2" office:value-type="string">
            <text:p text:style-name="P24">I.2 Code Studio (3h)</text:p>
            <text:p text:style-name="P24">I.3 Les algorithmes informatiques (1h)</text:p>
            <text:p text:style-name="P24">II.4 Spécifier le problème (2h)</text:p>
          </table:table-cell>
        </table:table-row>
        <table:table-row>
          <table:table-cell table:style-name="Tableau1.A2" office:value-type="string">
            <text:p text:style-name="P24">3</text:p>
          </table:table-cell>
          <table:table-cell table:style-name="Tableau1.B2" office:value-type="string">
            <text:p text:style-name="P24">II.4 Spécifier le problème (1h)</text:p>
            <text:p text:style-name="P26">Interro 1 (1h)</text:p>
            <text:p text:style-name="P27">II.5 Premiers algorithmes (4h)</text:p>
          </table:table-cell>
        </table:table-row>
        <table:table-row>
          <table:table-cell table:style-name="Tableau1.A2" office:value-type="string">
            <text:p text:style-name="P24">4</text:p>
          </table:table-cell>
          <table:table-cell table:style-name="Tableau1.B2" office:value-type="string">
            <text:p text:style-name="P27">II.5 Premiers algorithmes (3h)</text:p>
            <text:p text:style-name="P27">II.6 Une question de choix (3h)</text:p>
          </table:table-cell>
        </table:table-row>
        <table:table-row>
          <table:table-cell table:style-name="Tableau1.A2" office:value-type="string">
            <text:p text:style-name="P24">5</text:p>
          </table:table-cell>
          <table:table-cell table:style-name="Tableau1.B2" office:value-type="string">
            <text:p text:style-name="P27">II.6 Une question de choix (5h)</text:p>
            <text:p text:style-name="P26">Interro 2 (1h)</text:p>
          </table:table-cell>
        </table:table-row>
        <table:table-row>
          <table:table-cell table:style-name="Tableau1.A2" office:value-type="string">
            <text:p text:style-name="P24">6</text:p>
          </table:table-cell>
          <table:table-cell table:style-name="Tableau1.B2" office:value-type="string">
            <text:p text:style-name="P28">II.7 Décomposer le problème (6h)</text:p>
          </table:table-cell>
        </table:table-row>
        <table:table-row>
          <table:table-cell table:style-name="Tableau1.A2" office:value-type="string">
            <text:p text:style-name="P24">7</text:p>
          </table:table-cell>
          <table:table-cell table:style-name="Tableau1.B2" office:value-type="string">
            <text:p text:style-name="P24">II.8 Un travail répétitif (6h)</text:p>
          </table:table-cell>
        </table:table-row>
        <table:table-row>
          <table:table-cell table:style-name="Tableau1.A2" office:value-type="string">
            <text:p text:style-name="P24">8</text:p>
          </table:table-cell>
          <table:table-cell table:style-name="Tableau1.B2" office:value-type="string">
            <text:p text:style-name="P24">II.8 Un travail répétitif (4h)</text:p>
            <text:p text:style-name="P26">Interro 3 (2h)</text:p>
          </table:table-cell>
        </table:table-row>
        <table:table-row>
          <table:table-cell table:style-name="Tableau1.A2" office:value-type="string">
            <text:p text:style-name="P24">9</text:p>
          </table:table-cell>
          <table:table-cell table:style-name="Tableau1.B2" office:value-type="string">
            <text:p text:style-name="P24">III.9 Les tableaux (3h)</text:p>
            <text:p text:style-name="P24">III.10 Gérer les données dans un tableau (3h)</text:p>
          </table:table-cell>
        </table:table-row>
        <table:table-row>
          <table:table-cell table:style-name="Tableau1.A2" office:value-type="string">
            <text:p text:style-name="P24">10</text:p>
          </table:table-cell>
          <table:table-cell table:style-name="Tableau1.B2" office:value-type="string">
            <text:p text:style-name="P24">III.10 Gérer les données dans un tableau (1h)</text:p>
            <text:p text:style-name="P24">III.11 Le tri (2 h)</text:p>
            <text:p text:style-name="P24">III.12 Exercices sur les tableaux (3h)</text:p>
          </table:table-cell>
        </table:table-row>
        <table:table-row>
          <table:table-cell table:style-name="Tableau1.A2" office:value-type="string">
            <text:p text:style-name="P24">11</text:p>
          </table:table-cell>
          <table:table-cell table:style-name="Tableau1.B2" office:value-type="string">
            <text:p text:style-name="P24">IV.13 Les chaines (3h)</text:p>
            <text:p text:style-name="P24">IV.14 Les variables structurées (3h)</text:p>
          </table:table-cell>
        </table:table-row>
        <table:table-row>
          <table:table-cell table:style-name="Tableau1.A2" office:value-type="string">
            <text:p text:style-name="P24">12</text:p>
          </table:table-cell>
          <table:table-cell table:style-name="Tableau1.B2" office:value-type="string">
            <text:p text:style-name="P24">V.15 Exercices récapitulatifs (6h)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tyle="italic" fo:font-weight="bold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background-color="#dfdfdf" fo:keep-with-next="always">
        <style:background-image/>
      </style:paragraph-properties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1pt" fo:font-style="italic" fo:font-weight="bold" style:font-size-asian="11pt" style:font-style-asian="italic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0pt" fo:font-style="italic" fo:font-weight="bold" style:font-size-asian="10pt" style:font-style-asian="italic" style:font-weight-asian="bold" style:font-name-complex="Arial" style:font-family-complex="Arial" style:font-family-generic-complex="swiss" style:font-pitch-complex="variable" style:font-style-complex="italic"/>
    </style:style>
    <style:style style:name="Corps_20_de_20_texte_20_2" style:display-name="Corps de texte 2" style:family="paragraph" style:parent-style-name="Standard">
      <style:text-properties fo:font-style="italic" style:font-style-asian="italic"/>
    </style:style>
    <style:style style:name="Corps_20_de_20_texte_20_3" style:display-name="Corps de texte 3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fr" fo:country="BE" style:font-size-complex="12pt"/>
    </style:style>
    <style:style style:name="Header2" style:family="paragraph" style:parent-style-name="Standard" style:next-style-name="Heading">
      <style:paragraph-properties fo:orphans="0" fo:widows="0" fo:hyphenation-ladder-count="no-limit">
        <style:tab-stops>
          <style:tab-stop style:position="8.969cm" style:type="center"/>
          <style:tab-stop style:position="16.999cm" style:type="right"/>
        </style:tab-stops>
      </style:paragraph-properties>
      <style:text-properties style:font-name="Arial" fo:font-family="Arial" style:font-family-generic="swiss" style:font-pitch="variable" fo:language="fr" fo:country="BE" fo:font-weight="bold" style:font-name-asian="Arial Unicode MS" style:font-family-asian="'Arial Unicode MS'" style:font-family-generic-asian="swiss" style:font-pitch-asian="variable" style:font-weight-asian="bold" style:font-name-complex="Tahoma" style:font-family-complex="Tahoma" style:font-family-generic-complex="swiss" style:font-pitch-complex="variable" style:font-size-complex="12pt" style:language-complex="en" style:country-complex="US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style:font-name="Arial" fo:font-family="Arial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n-tête_20_Car" style:display-name="En-tête Car" style:family="text">
      <style:text-properties fo:font-size="12pt" fo:language="fr" fo:country="BE" style:font-size-asian="12pt" style:font-size-complex="12pt"/>
    </style:style>
    <style:style style:name="Titre_20_Car" style:display-name="Titre Car" style:family="text">
      <style:text-properties style:font-name="Cambria" fo:font-family="Cambria" style:font-family-generic="roman" style:font-pitch="variable" fo:font-size="16pt" fo:language="fr" fo:country="FR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 " style:num-format="1" text:start-value="7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 " style:num-format="1" text:start-value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aduat en Informatique Industrielle</dc:title>
    <meta:initial-creator>L. Beeckmans</meta:initial-creator>
    <meta:creation-date>2014-06-04T10:15:00</meta:creation-date>
    <dc:date>2015-10-05T13:14:09.839142018</dc:date>
    <meta:print-date>2014-09-11T12:15:00</meta:print-date>
    <meta:editing-cycles>19</meta:editing-cycles>
    <meta:editing-duration>PT3H58M12S</meta:editing-duration>
    <meta:generator>LibreOffice/4.2.8.2$Linux_X86_64 LibreOffice_project/420m0$Build-2</meta:generator>
    <meta:document-statistic meta:table-count="1" meta:image-count="0" meta:object-count="0" meta:page-count="3" meta:paragraph-count="132" meta:word-count="554" meta:character-count="3230" meta:non-whitespace-character-count="2798"/>
  </office:meta>
</office:document-meta>
</file>